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1fccd1" officeooo:paragraph-rsid="001fc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ers take turns assigning commands to their ship. </text:p>
      <text:p text:style-name="P1">Each player assigns a maneuver command. Changes in inertia of all ships is calculated. All ships are moved.</text:p>
      <text:p text:style-name="P1">If ships end movement on the same space they both take damage(d4) over and over until one is destroyed.</text:p>
      <text:p text:style-name="P1">Torpedoes on collision do 1d4 damage to shields and 3d4 damage to unshielded ships.</text:p>
      <text:p text:style-name="P1">Each player choose what targets their ships will attack. Attacks are resolved simultaneously.</text:p>
      <text:p text:style-name="P1">A ship is destroyed when it has taken damage equal to its hull score. A ship takes hull damage after it's shields have been brought to 0.</text:p>
      <text:p text:style-name="P1">Chances to hit depend on range.</text:p>
      <text:p text:style-name="P1">Attacking Torpedoes imposes a -10% penalty to the roll.</text:p>
      <text:p text:style-name="P1"/>
      <text:p text:style-name="P1">Repeat ad nauseum or until enemy ships are destroy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43:44.353619176</meta:creation-date>
    <dc:title>English2</dc:title>
    <meta:editing-duration>P0D</meta:editing-duration>
    <meta:editing-cycles>2</meta:editing-cycles>
    <meta:generator>LibreOffice/4.2.8.2$Linux_X86_64 LibreOffice_project/420m0$Build-2</meta:generator>
    <dc:date>2017-02-27T17:54:35.425171149</dc:date>
    <meta:document-statistic meta:table-count="0" meta:image-count="0" meta:object-count="0" meta:page-count="1" meta:paragraph-count="9" meta:word-count="123" meta:character-count="715" meta:non-whitespace-character-count="600"/>
    <meta:template xlink:type="simple" xlink:actuate="onRequest" xlink:title="English2" xlink:href="../.config/libreoffice/4/user/template/English2.ott" meta:date="2017-02-27T17:43:44.028832278"/>
  </office:meta>
</office:document-meta>
</file>